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39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00">
      <style:table-row-properties style:row-height="0.01in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family="Calibri" style:font-family-asian="Times New Roman" style:font-family-complex="Times New Roman" fo:font-size="0.15278in" style:font-size-asian="0.15278in" style:font-size-complex="0.15278in" fo:language="en" fo:country="US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15%" fo:margin-left="0in" fo:margin-right="0in" fo:margin-top="0in" fo:margin-bottom="0in"/>
    </style:style>
    <style:style style:family="text" style:name="a49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4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405">
      <style:text-properties fo:font-family="Calibri" style:font-family-asian="Times New Roman" style:font-family-complex="Times New Roman" fo:font-size="0.15278in" style:font-size-asian="0.15278in" style:font-size-complex="0.15278in" fo:language="en" fo:country="US"/>
    </style:style>
    <style:style style:family="paragraph" style:name="a406">
      <style:paragraph-properties fo:line-height="115%" fo:margin-left="0in" fo:margin-right="0in" fo:margin-top="0in" fo:margin-bottom="0in"/>
    </style:style>
    <style:style style:family="table-cell" style:name="a408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409">
      <style:text-properties fo:font-family="Calibri" style:font-family-asian="Times New Roman" style:font-family-complex="Times New Roman" fo:font-size="0.15278in" style:font-size-asian="0.15278in" style:font-size-complex="0.15278in" fo:language="en" fo:country="US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15%" fo:margin-left="0in" fo:margin-right="0in" fo:margin-top="0in" fo:margin-bottom="0in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12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no-wrap" fo:padding-top="0.99969in" fo:padding-bottom="0.99969in" fo:padding-left="0.99969in" fo:padding-right="0.99969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00080" style:text-line-through-type="none" style:text-line-through-style="none" style:text-line-through-width="auto" style:text-line-through-color="font-color" style:text-position="30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00080" style:text-line-through-type="none" style:text-line-through-style="none" style:text-line-through-width="auto" style:text-line-through-color="font-color" style:text-position="30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383">
      <style:table-properties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84">
      <style:table-column-properties style:column-width="2.21667in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85">
      <style:table-column-properties style:column-width="2.21667in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86">
      <style:table-column-properties style:column-width="2.21667in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87">
      <style:table-row-properties style:row-height="0.01in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family="Calibri" style:font-family-asian="Times New Roman" style:font-family-complex="Times New Roman" fo:font-size="0.15278in" style:font-size-asian="0.15278in" style:font-size-complex="0.15278in" fo:language="en" fo:country="US"/>
    </style:style>
    <style:style style:family="paragraph" style:name="a389">
      <style:paragraph-properties fo:line-height="115%" fo:margin-left="0in" fo:margin-right="0in" fo:margin-top="0in" fo:margin-bottom="0in"/>
    </style:style>
    <style:style style:family="graphic" style:name="a520">
      <style:graphic-properties fo:wrap-option="no-wrap" fo:padding-top="0.99969in" fo:padding-bottom="0.99969in" fo:padding-left="0.99969in" fo:padding-right="0.99969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042in" svg:stroke-color="#000000" svg:stroke-opacity="100%" draw:stroke-linejoin="miter" draw:auto-grow-width="tru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800080" style:text-line-through-type="none" style:text-line-through-style="none" style:text-line-through-width="auto" style:text-line-through-color="font-color" style:text-position="30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00080" style:text-line-through-type="none" style:text-line-through-style="none" style:text-line-through-width="auto" style:text-line-through-color="font-color" style:text-position="30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-30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MS Mincho" style:font-family-generic="swiss" style:font-family-generic-asian="roman" style:font-family-generic-complex="modern" style:font-pitch="variable" style:font-pitch-asian="variable" style:font-pitch-complex="fixed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9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MS Gothic" style:font-family-generic="swiss" style:font-family-generic-asian="roman" style:font-pitch="variable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family="Calibri" style:font-family-asian="Times New Roman" style:font-family-complex="Times New Roman" fo:font-size="0.15278in" style:font-size-asian="0.15278in" style:font-size-complex="0.15278in" fo:language="en" fo:country="US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5%" fo:margin-left="0in" fo:margin-right="0in" fo:margin-top="0in" fo:margin-bottom="0in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family="Calibri" style:font-family-asian="Times New Roman" style:font-family-complex="Times New Roman" fo:font-size="0.15278in" style:font-size-asian="0.15278in" style:font-size-complex="0.15278in" fo:language="en" fo:country="US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15%" fo:margin-left="0in" fo:margin-right="0in" fo:margin-top="0in" fo:margin-bottom="0in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/>
    <text:list-style style:name="a45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6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03"/>
    <text:list-style style:name="a411"/>
    <text:list-style style:name="a407"/>
    <text:list-style style:name="a44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0"/>
    <text:list-style style:name="a45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4"/>
    <text:list-style style:name="a46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0.75in" svg:y="2.32986in" svg:width="8.5in" svg:height="1.60764in" presentation:class="title" presentation:placeholder="true">
          <draw:text-box/>
          <svg:title/>
          <svg:desc/>
        </draw:frame>
        <draw:frame draw:id="id64" presentation:style-name="a382" draw:name="Subtitle 2" svg:x="1.5in" svg:y="4.25in" svg:width="7in" svg:height="1.91667in" presentation:class="subtitle" presentation:placeholder="true">
          <draw:text-box/>
          <svg:title/>
          <svg:desc/>
        </draw:frame>
        <draw:frame draw:id="id65" draw:name="Table 3" svg:x="1.675in" svg:y="3.53917in" svg:width="6.65in" svg:height="0.42167in">
          <table:table table:style-name="a38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384" table:default-cell-style-name=""/>
            <table:table-column table:style-name="a385" table:default-cell-style-name=""/>
            <table:table-column table:style-name="a386" table:default-cell-style-name=""/>
            <table:table-row table:style-name="a387" table:default-cell-style-name="">
              <table:table-cell table:style-name="a391">
                <text:list text:style-name="a390">
                  <text:list-item>
                    <text:p text:style-name="a389" text:class-names="" text:cond-style-name=""><text:span text:style-name="a388" text:class-names="">Row 1 Col 1</text:span></text:p>
                  </text:list-item>
                </text:list>
              </table:table-cell>
              <table:table-cell table:style-name="a395">
                <text:list text:style-name="a394">
                  <text:list-item>
                    <text:p text:style-name="a393" text:class-names="" text:cond-style-name=""><text:span text:style-name="a392" text:class-names="">Row 1 Col 2</text:span></text:p>
                  </text:list-item>
                </text:list>
              </table:table-cell>
              <table:table-cell table:style-name="a399">
                <text:list text:style-name="a398">
                  <text:list-item>
                    <text:p text:style-name="a397" text:class-names="" text:cond-style-name=""><text:span text:style-name="a396" text:class-names="">Row 1 Col 3</text:span></text:p>
                  </text:list-item>
                </text:list>
              </table:table-cell>
            </table:table-row>
            <table:table-row table:style-name="a400" table:default-cell-style-name="">
              <table:table-cell table:style-name="a404">
                <text:list text:style-name="a403">
                  <text:list-item>
                    <text:p text:style-name="a402" text:class-names="" text:cond-style-name=""><text:span text:style-name="a401" text:class-names="">Row 2 Col 1</text:span></text:p>
                  </text:list-item>
                </text:list>
              </table:table-cell>
              <table:table-cell table:style-name="a408">
                <text:list text:style-name="a407">
                  <text:list-item>
                    <text:p text:style-name="a406" text:class-names="" text:cond-style-name=""><text:span text:style-name="a405" text:class-names="">Row 2 Col 2</text:span></text:p>
                  </text:list-item>
                </text:list>
              </table:table-cell>
              <table:table-cell table:style-name="a412">
                <text:list text:style-name="a411">
                  <text:list-item>
                    <text:p text:style-name="a410" text:class-names="" text:cond-style-name=""><text:span text:style-name="a409" text:class-names="">Row 2 Col 3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custom-shape svg:x="0in" svg:y="0in" svg:width="10in" svg:height="0.5in" draw:id="id66" draw:style-name="a415" draw:name="Rectangle 2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19" draw:name="Text Box 1" svg:x="3.37847in" svg:y="1.88194in" svg:width="3.1875in" svg:height="0.46528in">
          <draw:text-box>
            <text:p text:style-name="a418" text:class-names="" text:cond-style-name=""><text:span text:style-name="a416" text:class-names="">Here is a text box</text:span><text:span text:style-name="a417" text:class-names=""/></text:p>
          </draw:text-box>
          <svg:title/>
          <svg:desc/>
        </draw:frame>
        <draw:custom-shape svg:x="0in" svg:y="0.5in" svg:width="10in" svg:height="0in" draw:id="id68" draw:style-name="a520" draw:name="Rectangle 3">
          <svg:title/>
          <svg:desc/>
          <text:p text:style-name="a421" text:class-names="" text:cond-style-name=""><text:span text:style-name="a420" text:class-names=""/></text:p>
          <text:p text:style-name="a426" text:class-names="" text:cond-style-name=""><text:span text:style-name="a422" text:class-names="">Footnote appears here</text:span><text:span text:style-name="a423" text:class-names=""><text:a xlink:href="../#_ftn1" text:style-name="" text:visited-style-name="">[</text:a></text:span><text:span text:style-name="a424" text:class-names=""><text:a xlink:href="../#_ftn1" text:style-name="" text:visited-style-name="">1]</text:a></text:span><text:span text:style-name="a425" text:class-names=""/></text:p>
          <text:p text:style-name="a437" text:class-names="" text:cond-style-name=""><text:span text:style-name="a427" text:class-names="">Bold</text:span><text:span text:style-name="a428" text:class-names=""><text:s text:c="1"/></text:span><text:span text:style-name="a429" text:class-names="">italic</text:span><text:span text:style-name="a430" text:class-names=""><text:s text:c="1"/></text:span><text:span text:style-name="a431" text:class-names="">underline</text:span><text:span text:style-name="a432" text:class-names=""><text:s text:c="1"/></text:span><text:span text:style-name="a433" text:class-names="">superscript</text:span><text:span text:style-name="a434" text:class-names=""><text:s text:c="1"/></text:span><text:span text:style-name="a435" text:class-names="">subscript</text:span><text:span text:style-name="a436" text:class-names=""/></text:p>
          <text:p text:style-name="a440" text:class-names="" text:cond-style-name=""><text:span text:style-name="a438" text:class-names="">Here is a list:</text:span><text:span text:style-name="a439" text:class-names=""/></text:p>
          <text:list text:style-name="a444">
            <text:list-item>
              <text:p text:style-name="a443" text:class-names="" text:cond-style-name=""><text:span text:style-name="a441" text:class-names="">Bullet 1</text:span><text:span text:style-name="a442" text:class-names=""/></text:p>
            </text:list-item>
          </text:list>
          <text:list text:style-name="a448">
            <text:list-item>
              <text:p text:style-name="a447" text:class-names="" text:cond-style-name=""><text:span text:style-name="a445" text:class-names="">Bullet 2</text:span><text:span text:style-name="a446" text:class-names=""/></text:p>
            </text:list-item>
          </text:list>
          <text:list text:style-name="a452">
            <text:list-item>
              <text:p text:style-name="a451" text:class-names="" text:cond-style-name=""><text:span text:style-name="a449" text:class-names="">Bullet 3</text:span><text:span text:style-name="a450" text:class-names=""/></text:p>
            </text:list-item>
          </text:list>
          <text:p text:style-name="a455" text:class-names="" text:cond-style-name=""><text:span text:style-name="a453" text:class-names="">Here is a numbered list:</text:span><text:span text:style-name="a454" text:class-names=""/></text:p>
          <text:list text:style-name="a459">
            <text:list-item>
              <text:p text:style-name="a458" text:class-names="" text:cond-style-name=""><text:span text:style-name="a456" text:class-names="">Number bullet 1</text:span><text:span text:style-name="a457" text:class-names=""/></text:p>
            </text:list-item>
          </text:list>
          <text:list text:style-name="a463">
            <text:list-item>
              <text:p text:style-name="a462" text:class-names="" text:cond-style-name=""><text:span text:style-name="a460" text:class-names="">Number bullet 2</text:span><text:span text:style-name="a461" text:class-names=""/></text:p>
            </text:list-item>
          </text:list>
          <text:list text:style-name="a467">
            <text:list-item>
              <text:p text:style-name="a466" text:class-names="" text:cond-style-name=""><text:span text:style-name="a464" text:class-names="">Number bullet 3</text:span><text:span text:style-name="a465" text:class-names=""/></text:p>
            </text:list-item>
          </text:list>
          <text:p text:style-name="a470" text:class-names="" text:cond-style-name=""><text:span text:style-name="a468" text:class-names=""><text:s text:c="1"/>Keyword1 Keyword2</text:span><text:span text:style-name="a469" text:class-names=""/></text:p>
          <text:p text:style-name="a473" text:class-names="" text:cond-style-name=""><text:span text:style-name="a471" text:class-names=""><text:a xlink:href="http://tika.apache.org/" text:style-name="" text:visited-style-name="">This is a hyperlink</text:a></text:span><text:span text:style-name="a472" text:class-names=""/></text:p>
          <text:p text:style-name="a476" text:class-names="" text:cond-style-name=""><text:span text:style-name="a474" text:class-names=""><text:s text:c="1"/>Subject is here</text:span><text:span text:style-name="a475" text:class-names=""/></text:p>
          <text:p text:style-name="a479" text:class-names="" text:cond-style-name=""><text:span text:style-name="a477" text:class-names="">Suddenly some Japanese text:</text:span><text:span text:style-name="a478" text:class-names=""/></text:p>
          <text:p text:style-name="a482" text:class-names="" text:cond-style-name=""><text:span text:style-name="a480" text:class-names="">ゾルゲと尾崎、淡々と最期</text:span><text:span text:style-name="a481" text:class-names=""/></text:p>
          <text:p text:style-name="a485" text:class-names="" text:cond-style-name=""><text:span text:style-name="a483" text:class-names="">（ＧＨＱ）</text:span><text:span text:style-name="a484" text:class-names=""/></text:p>
          <text:p text:style-name="a488" text:class-names="" text:cond-style-name=""><text:span text:style-name="a486" text:class-names="">And then some Gothic text:</text:span><text:span text:style-name="a487" text:class-names=""/></text:p>
          <text:p text:style-name="a491" text:class-names="" text:cond-style-name=""><text:span text:style-name="a489" text:class-names="">𐌲𐌿𐍄𐌹𐍃𐌺</text:span><text:span text:style-name="a490" text:class-names=""/></text:p>
          <text:p text:style-name="a494" text:class-names="" text:cond-style-name=""><text:span text:style-name="a492" text:class-names="">Here is a citation:</text:span><text:span text:style-name="a493" text:class-names=""/></text:p>
          <text:p text:style-name="a497" text:class-names="" text:cond-style-name=""><text:span text:style-name="a495" text:class-names="">(Kramer)</text:span><text:span text:style-name="a496" text:class-names=""/></text:p>
          <text:p text:style-name="a500" text:class-names="" text:cond-style-name=""><text:span text:style-name="a498" text:class-names="">Figure 1 This is a caption for Figure 1</text:span><text:span text:style-name="a499" text:class-names=""/></text:p>
          <text:p text:style-name="a503" text:class-names="" text:cond-style-name=""><text:span text:style-name="a501" text:class-names=""><text:line-break/></text:span><text:span text:style-name="a502" text:class-names=""/></text:p>
          <text:p text:style-name="a506" text:class-names="" text:cond-style-name=""><text:span text:style-name="a504" text:class-names="">Row 1 column 1</text:span><text:span text:style-name="a505" text:class-names=""/></text:p>
          <text:p text:style-name="a509" text:class-names="" text:cond-style-name=""><text:span text:style-name="a507" text:class-names="">Row 2 column 1</text:span><text:span text:style-name="a508" text:class-names=""/></text:p>
          <text:p text:style-name="a512" text:class-names="" text:cond-style-name=""><text:span text:style-name="a510" text:class-names="">Row 1 column 2</text:span><text:span text:style-name="a511" text:class-names=""/></text:p>
          <text:p text:style-name="a514" text:class-names="" text:cond-style-name=""><text:span text:style-name="a513" text:class-names="">Row 2 column 2</text:span></text:p>
          <text:p text:style-name="a517" text:class-names="" text:cond-style-name=""><text:span text:style-name="a515" text:class-names=""><text:line-break/></text:span><text:span text:style-name="a516" text:class-names=""/></text:p>
          <text:p text:style-name="a519" text:class-names="" text:cond-style-name=""><text:span text:style-name="a518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3.30035in" svg:height="0.00868in" draw:id="id69" draw:style-name="a523" draw:name="Rectangle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0868in" svg:width="10in" svg:height="0.5in" draw:id="id70" draw:style-name="a529" draw:name="Rectangle 5">
          <svg:title/>
          <svg:desc/>
          <text:p text:style-name="a528" text:class-names="" text:cond-style-name=""><text:span text:style-name="a524" text:class-names=""><text:a xlink:href="../#_ftnref1" text:style-name="" text:visited-style-name="">[</text:a></text:span><text:span text:style-name="a525" text:class-names=""><text:a xlink:href="../#_ftnref1" text:style-name="" text:visited-style-name="">1]</text:a></text:span><text:span text:style-name="a526" text:class-names=""><text:s text:c="1"/>This is a footnote.</text:span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5/2011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9/5/2011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9/5/2011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9/5/201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9/5/201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9/5/201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9/5/201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9/5/201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9/5/201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9/5/201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9/5/201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9/5/201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Michael McCandless</meta:initial-creator>
    <dc:creator>word2</dc:creator>
    <meta:creation-date>2011-09-05T13:54:41Z</meta:creation-date>
    <dc:date>2026-03-26T18:44:17Z</dc:date>
    <meta:editing-cycles>1</meta:editing-cycles>
    <meta:editing-duration>PT1S</meta:editing-duration>
    <meta:document-statistic meta:paragraph-count="37" meta:word-count="144"/>
  </office:meta>
</office:document-meta>
</file>